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931F834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paper-title">
      <style:graphic-properties draw:auto-grow-height="true" fo:min-height="3.507cm"/>
    </style:style>
    <style:style style:name="pr2" style:family="presentation" style:parent-style-name="lyt-paper-notes">
      <style:graphic-properties draw:fill-color="#ffffff" draw:auto-grow-height="true" fo:min-height="13.365cm"/>
    </style:style>
    <style:style style:name="pr3" style:family="presentation" style:parent-style-name="lyt-paper-outline1">
      <style:graphic-properties fo:min-height="10.75cm"/>
    </style:style>
    <style:style style:name="pr4" style:family="presentation" style:parent-style-name="lyt-paper-notes">
      <style:graphic-properties draw:fill-color="#ffffff" fo:min-height="13.114cm"/>
    </style:style>
    <style:style style:name="P1" style:family="paragraph">
      <style:text-properties fo:font-family="AppleGothic" style:font-family-generic="swiss" style:font-pitch="variable" fo:font-size="60pt" fo:font-style="normal" style:font-size-asian="60pt" style:font-style-asian="normal" style:font-size-complex="60pt" style:font-style-complex="normal"/>
    </style:style>
    <style:style style:name="P2" style:family="paragraph">
      <style:text-properties fo:font-size="20pt"/>
    </style:style>
    <style:style style:name="P3" style:family="paragraph">
      <style:text-properties fo:font-family="AppleGothic" style:font-family-generic="swiss" style:font-pitch="variable" fo:font-style="normal" style:font-style-asian="normal" style:font-style-complex="normal"/>
    </style:style>
    <style:style style:name="P4" style:family="paragraph">
      <style:text-properties fo:font-family="Arial" style:font-family-generic="swiss" style:font-pitch="variable"/>
    </style:style>
    <style:style style:name="T1" style:family="text">
      <style:text-properties fo:font-family="AppleGothic" style:font-family-generic="swiss" style:font-pitch="variable" fo:font-size="60pt" fo:font-style="normal" style:font-size-asian="60pt" style:font-style-asian="normal" style:font-size-complex="60pt" style:font-style-complex="normal"/>
    </style:style>
    <style:style style:name="T2" style:family="text">
      <style:text-properties fo:font-family="AppleGothic" style:font-family-generic="swiss" style:font-pitch="variable" fo:font-style="normal" style:font-style-asian="normal" style:font-style-complex="normal"/>
    </style:style>
    <style:style style:name="T3" style:family="text">
      <style:text-properties fo:font-family="Arial" style:font-family-generic="swiss" style:font-pitch="variable"/>
    </style:style>
    <style:style style:name="T4" style:family="text">
      <style:text-properties fo:font-family="Arial" style:font-family-generic="swiss" style:font-pitch="variable"/>
    </style:style>
    <style:style style:name="T5" style:family="text">
      <style:text-properties fo:font-family="Arial" style:font-family-generic="swiss" style:font-pitch="variable"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paper" presentation:presentation-page-layout-name="AL1T0">
        <office:forms form:automatic-focus="false" form:apply-design-mode="false"/>
        <draw:frame presentation:style-name="pr1" draw:text-style-name="P1" draw:layer="layout" svg:width="24cm" svg:height="5.157cm" svg:x="2cm" svg:y="5.675cm" presentation:class="title" presentation:user-transformed="true">
          <draw:text-box>
            <text:p><text:span text:style-name="T1">Combining Scripts, Modules and Objects</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5cm" svg:x="2.1cm" svg:y="14.107cm" presentation:class="notes" presentation:placeholder="true">
            <draw:text-box/>
          </draw:frame>
        </presentation:notes>
      </draw:page>
      <draw:page draw:name="page2"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Aims</text:span></text:p>
          </draw:text-box>
        </draw:frame>
        <draw:frame presentation:style-name="pr3" draw:text-style-name="P4" draw:layer="layout" svg:width="23cm" svg:height="10.75cm" svg:x="2.5cm" svg:y="5.8cm" presentation:class="outline" presentation:user-transformed="true">
          <draw:text-box>
            <text:list text:style-name="L2">
              <text:list-item>
                <text:p><text:span text:style-name="T3">Have an idea of when to use</text:span></text:p>
                <text:list>
                  <text:list-item>
                    <text:p><text:span text:style-name="T3">scripts only</text:span></text:p>
                  </text:list-item>
                  <text:list-item>
                    <text:p><text:span text:style-name="T3">modules</text:span></text:p>
                  </text:list-item>
                  <text:list-item>
                    <text:p><text:span text:style-name="T3">Objects</text:span></text:p>
                  </text:list-item>
                </text:list>
              </text:list-item>
              <text:list-item>
                <text:p><text:span text:style-name="T4">Have an idea of how they relate to each other</text:span></text:p>
              </text:list-item>
            </text:list>
          </draw:text-box>
        </draw:frame>
        <presentation:notes draw:style-name="dp2">
          <draw:page-thumbnail draw:style-name="gr1" draw:layer="layout" svg:width="14.848cm" svg:height="11.136cm" svg:x="3.075cm" svg:y="2.257cm" draw:page-number="2" presentation:class="page"/>
          <draw:frame presentation:style-name="pr4" draw:text-style-name="P2" draw:layer="layout" svg:width="16.799cm" svg:height="13.114cm" svg:x="2.1cm" svg:y="14.107cm" presentation:class="notes" presentation:placeholder="true">
            <draw:text-box/>
          </draw:frame>
        </presentation:notes>
      </draw:page>
      <draw:page draw:name="page3"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presentation:user-transformed="true">
          <draw:text-box>
            <text:p><text:span text:style-name="T2">When do I use a each?</text:span></text:p>
          </draw:text-box>
        </draw:frame>
        <draw:frame presentation:style-name="pr3" draw:text-style-name="P4" draw:layer="layout" svg:width="23cm" svg:height="10.75cm" svg:x="2.5cm" svg:y="5.8cm" presentation:class="outline" presentation:user-transformed="true">
          <draw:text-box>
            <text:list text:style-name="L2">
              <text:list-item>
                <text:p><text:span text:style-name="T3">When you want to develop, there is no reason not to only use scripts if that is what you are comfortable with, but let's look at why you want to consider all the three options.</text:span></text:p>
              </text:list-item>
            </text:list>
          </draw:text-box>
        </draw:frame>
        <presentation:notes draw:style-name="dp2">
          <draw:page-thumbnail draw:style-name="gr1" draw:layer="layout" svg:width="14.848cm" svg:height="11.136cm" svg:x="3.075cm" svg:y="2.257cm" draw:page-number="3" presentation:class="page"/>
          <draw:frame presentation:style-name="pr4" draw:text-style-name="P2" draw:layer="layout" svg:width="16.799cm" svg:height="13.114cm" svg:x="2.1cm" svg:y="14.107cm" presentation:class="notes" presentation:placeholder="true">
            <draw:text-box/>
          </draw:frame>
        </presentation:notes>
      </draw:page>
      <draw:page draw:name="page4"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presentation:user-transformed="true">
          <draw:text-box>
            <text:p><text:span text:style-name="T2">Script?</text:span></text:p>
          </draw:text-box>
        </draw:frame>
        <draw:frame presentation:style-name="pr3" draw:text-style-name="P4" draw:layer="layout" svg:width="23cm" svg:height="12.993cm" svg:x="2.5cm" svg:y="5.8cm" presentation:class="outline" presentation:user-transformed="true">
          <draw:text-box>
            <text:list text:style-name="L2">
              <text:list-item>
                <text:p><text:span text:style-name="T3">The backbone has to be a script in some format.</text:span></text:p>
              </text:list-item>
              <text:list-item>
                <text:p><text:span text:style-name="T3">Important features:</text:span></text:p>
                <text:list>
                  <text:list-item>
                    <text:p><text:span text:style-name="T3">a) Name - make the name relevant</text:span></text:p>
                  </text:list-item>
                  <text:list-item>
                    <text:p><text:span text:style-name="T3">b) Keep the code flow readable.</text:span></text:p>
                  </text:list-item>
                  <text:list-item>
                    <text:p><text:span text:style-name="T3">c) Use functions instead of copy and paste</text:span></text:p>
                  </text:list-item>
                  <text:list-item>
                    <text:p><text:span text:style-name="T3">d) Only keep code which cannot be used elsewhere, in the script</text:span></text:p>
                  </text:list-item>
                  <text:list-item>
                    <text:p><text:span text:style-name="T3">e) any interactivity is best kept to the script</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4" draw:text-style-name="P2" draw:layer="layout" svg:width="16.799cm" svg:height="13.114cm" svg:x="2.1cm" svg:y="14.107cm" presentation:class="notes" presentation:placeholder="true">
            <draw:text-box/>
          </draw:frame>
        </presentation:notes>
      </draw:page>
      <draw:page draw:name="page5"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presentation:user-transformed="true">
          <draw:text-box>
            <text:p><text:span text:style-name="T2">Module?</text:span></text:p>
          </draw:text-box>
        </draw:frame>
        <draw:frame presentation:style-name="pr3" draw:text-style-name="P4" draw:layer="layout" svg:width="23cm" svg:height="13.455cm" svg:x="2.5cm" svg:y="5.8cm" presentation:class="outline" presentation:user-transformed="true">
          <draw:text-box>
            <text:list text:style-name="L2">
              <text:list-item>
                <text:p><text:span text:style-name="T3">If you are writing lots of functions, then you should consider breaking these out into a module.</text:span></text:p>
              </text:list-item>
              <text:list-item>
                <text:p><text:span text:style-name="T3">Important features:</text:span></text:p>
                <text:list>
                  <text:list-item>
                    <text:p><text:span text:style-name="T3">a) Name - make the name of the module(s) relevant to the functions they provide. </text:span></text:p>
                  </text:list-item>
                  <text:list-item>
                    <text:p><text:span text:style-name="T3">b) Export the functions</text:span></text:p>
                  </text:list-item>
                  <text:list-item>
                    <text:p><text:span text:style-name="T3">c) Make the functions as 'black box' as possible - i.e. </text:span><text:span text:style-name="T5">find_sequence</text:span><text:span text:style-name="T3"> rather than </text:span><text:span text:style-name="T5">find_codon</text:span></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4" draw:text-style-name="P2" draw:layer="layout" svg:width="16.799cm" svg:height="13.114cm" svg:x="2.1cm" svg:y="14.107cm" presentation:class="notes" presentation:placeholder="true">
            <draw:text-box/>
          </draw:frame>
        </presentation:notes>
      </draw:page>
      <draw:page draw:name="page6"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presentation:user-transformed="true">
          <draw:text-box>
            <text:p><text:span text:style-name="T2">Object?</text:span></text:p>
          </draw:text-box>
        </draw:frame>
        <draw:frame presentation:style-name="pr3" draw:text-style-name="P4" draw:layer="layout" svg:width="23cm" svg:height="13.455cm" svg:x="2.5cm" svg:y="5.8cm" presentation:class="outline" presentation:user-transformed="true">
          <draw:text-box>
            <text:list text:style-name="L2">
              <text:list-item>
                <text:p><text:span text:style-name="T3">Functions need to be very specific? Trying to represent data? then you should consider making an object.</text:span></text:p>
              </text:list-item>
              <text:list-item>
                <text:p><text:span text:style-name="T3">Important features:</text:span></text:p>
                <text:list>
                  <text:list-item>
                    <text:p><text:span text:style-name="T3">a) Name - it represent the object</text:span></text:p>
                  </text:list-item>
                  <text:list-item>
                    <text:p><text:span text:style-name="T3">b) Methods should be relevant to the object</text:span></text:p>
                  </text:list-item>
                  <text:list-item>
                    <text:p><text:span text:style-name="T3">c) Make your attributes relevant – i.e. Sequencer attributes that might be relevant, </text:span><text:span text:style-name="T5">flowcell, camera, reagents</text:span><text:span text:style-name="T3"> rather than </text:span><text:span text:style-name="T5">contents, equipment</text:span></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4" draw:text-style-name="P2" draw:layer="layout" svg:width="16.799cm" svg:height="13.114cm" svg:x="2.1cm" svg:y="14.107cm" presentation:class="notes" presentation:placeholder="true">
            <draw:text-box/>
          </draw:frame>
        </presentation:notes>
      </draw:page>
      <draw:page draw:name="page7"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presentation:user-transformed="true">
          <draw:text-box>
            <text:p><text:span text:style-name="T2">Example – Produce a Cup of Tea</text:span></text:p>
          </draw:text-box>
        </draw:frame>
        <draw:frame presentation:style-name="pr3" draw:text-style-name="P4" draw:layer="layout" svg:width="23cm" svg:height="13.393cm" svg:x="2.5cm" svg:y="5.8cm" presentation:class="outline" presentation:user-transformed="true">
          <draw:text-box>
            <text:list text:style-name="L2">
              <text:list-item>
                <text:p><text:span text:style-name="T3">Script: make_tea</text:span></text:p>
              </text:list-item>
              <text:list-item>
                <text:p><text:span text:style-name="T3">This is a process. So we want the script to go from start to end</text:span></text:p>
                <text:list>
                  <text:list-item>
                    <text:p><text:span text:style-name="T3">1) get kettle</text:span></text:p>
                  </text:list-item>
                  <text:list-item>
                    <text:p><text:span text:style-name="T3">2) fill kettle with water</text:span></text:p>
                  </text:list-item>
                  <text:list-item>
                    <text:p><text:span text:style-name="T3">3) boil water</text:span></text:p>
                  </text:list-item>
                  <text:list-item>
                    <text:p><text:span text:style-name="T3">4) get cup</text:span></text:p>
                  </text:list-item>
                  <text:list-item>
                    <text:p><text:span text:style-name="T3">5) get teabag</text:span></text:p>
                  </text:list-item>
                  <text:list-item>
                    <text:p><text:span text:style-name="T3">6) put teabag in cup</text:span></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4" draw:text-style-name="P2" draw:layer="layout" svg:width="16.799cm" svg:height="13.114cm" svg:x="2.1cm" svg:y="14.107cm" presentation:class="notes" presentation:placeholder="true">
            <draw:text-box/>
          </draw:frame>
        </presentation:notes>
      </draw:page>
      <draw:page draw:name="page8"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presentation:user-transformed="true">
          <draw:text-box>
            <text:p><text:span text:style-name="T2">Example – Produce a Cup of Tea</text:span></text:p>
          </draw:text-box>
        </draw:frame>
        <draw:frame presentation:style-name="pr3" draw:text-style-name="P4" draw:layer="layout" svg:width="23cm" svg:height="13.532cm" svg:x="2.5cm" svg:y="5.8cm" presentation:class="outline" presentation:user-transformed="true">
          <draw:text-box>
            <text:list text:style-name="L2">
              <text:list-item>
                <text:p><text:span text:style-name="T3">Script: make_tea</text:span></text:p>
                <text:list>
                  <text:list-item>
                    <text:p><text:span text:style-name="T3">7) add boiling water to cup</text:span></text:p>
                  </text:list-item>
                  <text:list-item>
                    <text:p><text:span text:style-name="T3">8) allow to brew</text:span></text:p>
                  </text:list-item>
                  <text:list-item>
                    <text:p><text:span text:style-name="T3">9) remove teabag from cup</text:span></text:p>
                  </text:list-item>
                  <text:list-item>
                    <text:p><text:span text:style-name="T3">10) add sugar</text:span></text:p>
                  </text:list-item>
                  <text:list-item>
                    <text:p><text:span text:style-name="T3">11) add milk</text:span></text:p>
                  </text:list-item>
                  <text:list-item>
                    <text:p><text:span text:style-name="T3">12) add lemon</text:span></text:p>
                  </text:list-item>
                  <text:list-item>
                    <text:p><text:span text:style-name="T3">13) drink</text:span></text:p>
                  </text:list-item>
                </text:list>
              </text:list-item>
              <text:list-item>
                <text:p><text:span text:style-name="T3">This is what it needs to do.</text:span></text:p>
              </text:list-item>
            </text:list>
          </draw:text-box>
        </draw:frame>
        <presentation:notes draw:style-name="dp2">
          <draw:page-thumbnail draw:style-name="gr1" draw:layer="layout" svg:width="14.848cm" svg:height="11.136cm" svg:x="3.075cm" svg:y="2.257cm" draw:page-number="8" presentation:class="page"/>
          <draw:frame presentation:style-name="pr4" draw:text-style-name="P2" draw:layer="layout" svg:width="16.799cm" svg:height="13.114cm" svg:x="2.1cm" svg:y="14.107cm" presentation:class="notes" presentation:placeholder="true">
            <draw:text-box/>
          </draw:frame>
        </presentation:notes>
      </draw:page>
      <draw:page draw:name="page9"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presentation:user-transformed="true">
          <draw:text-box>
            <text:p><text:span text:style-name="T2">Example – Produce a Cup of Tea</text:span></text:p>
          </draw:text-box>
        </draw:frame>
        <draw:frame presentation:style-name="pr3" draw:text-style-name="P4" draw:layer="layout" svg:width="23cm" svg:height="10.75cm" svg:x="2.5cm" svg:y="5.8cm" presentation:class="outline" presentation:user-transformed="true">
          <draw:text-box>
            <text:list text:style-name="L2">
              <text:list-item>
                <text:p><text:span text:style-name="T3">Modules: TeaHelper</text:span></text:p>
              </text:list-item>
              <text:list-item>
                <text:p><text:span text:style-name="T3">Are there any processes which are repeated, and could be put into a module</text:span></text:p>
              </text:list-item>
              <text:list-item>
                <text:p><text:span text:style-name="T3">adding something to something else?</text:span></text:p>
              </text:list-item>
            </text:list>
          </draw:text-box>
        </draw:frame>
        <presentation:notes draw:style-name="dp2">
          <draw:page-thumbnail draw:style-name="gr1" draw:layer="layout" svg:width="14.848cm" svg:height="11.136cm" svg:x="3.075cm" svg:y="2.257cm" draw:page-number="9" presentation:class="page"/>
          <draw:frame presentation:style-name="pr4" draw:text-style-name="P2" draw:layer="layout" svg:width="16.799cm" svg:height="13.114cm" svg:x="2.1cm" svg:y="14.107cm" presentation:class="notes" presentation:placeholder="true">
            <draw:text-box/>
          </draw:frame>
        </presentation:notes>
      </draw:page>
      <draw:page draw:name="page10"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presentation:user-transformed="true">
          <draw:text-box>
            <text:p><text:span text:style-name="T2">Example – Produce a Cup of Tea</text:span></text:p>
          </draw:text-box>
        </draw:frame>
        <draw:frame presentation:style-name="pr3" draw:text-style-name="P4" draw:layer="layout" svg:width="23cm" svg:height="13.948cm" svg:x="2.5cm" svg:y="4.99cm" presentation:class="outline" presentation:user-transformed="true">
          <draw:text-box>
            <text:list text:style-name="L2">
              <text:list-item>
                <text:p><text:span text:style-name="T3">Objects: Kettle, Cup, Teabag</text:span></text:p>
              </text:list-item>
              <text:list-item>
                <text:p><text:span text:style-name="T3">What do each of them have/do</text:span></text:p>
                <text:list>
                  <text:list-item>
                    <text:p><text:span text:style-name="T3">Kettle</text:span></text:p>
                    <text:list>
                      <text:list-item>
                        <text:p><text:span text:style-name="T3">filled with water, needs to boil water,</text:span></text:p>
                      </text:list-item>
                      <text:list-item>
                        <text:p><text:span text:style-name="T3">needs to be able to be poured</text:span></text:p>
                      </text:list-item>
                    </text:list>
                  </text:list-item>
                  <text:list-item>
                    <text:p><text:span text:style-name="T3">Cup</text:span></text:p>
                    <text:list>
                      <text:list-item>
                        <text:p><text:span text:style-name="T3">able to have a teabag, water, milk, sugar,</text:span></text:p>
                      </text:list-item>
                      <text:list-item>
                        <text:p><text:span text:style-name="T3">able to remove a teabag, be drunk</text:span></text:p>
                      </text:list-item>
                    </text:list>
                  </text:list-item>
                  <text:list-item>
                    <text:p><text:span text:style-name="T3">Teabag</text:span></text:p>
                    <text:list>
                      <text:list-item>
                        <text:p><text:span text:style-name="T3">can be fresh/spent</text:span></text:p>
                      </text:list-item>
                    </text:list>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4" draw:text-style-name="P2" draw:layer="layout" svg:width="16.799cm" svg:height="13.114cm" svg:x="2.1cm" svg:y="14.107cm" presentation:class="notes" presentation:placeholder="true">
            <draw:text-box/>
          </draw:frame>
        </presentation:notes>
      </draw:page>
      <draw:page draw:name="page11"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presentation:user-transformed="true">
          <draw:text-box>
            <text:p><text:span text:style-name="T2">Example – Produce a Cup of Tea</text:span></text:p>
          </draw:text-box>
        </draw:frame>
        <draw:frame presentation:style-name="pr3" draw:text-style-name="P4" draw:layer="layout" svg:width="23cm" svg:height="10.75cm" svg:x="2.5cm" svg:y="4.99cm" presentation:class="outline" presentation:user-transformed="true">
          <draw:text-box>
            <text:list text:style-name="L2">
              <text:list-item>
                <text:p><text:span text:style-name="T3">So we can see options to utilise all three, </text:span></text:p>
              </text:list-item>
              <text:list-item>
                <text:p><text:span text:style-name="T3">although in practice, we probably wouldn't write a module just to provide the adding function, unless we could see benefits outside of making a cuppa.</text:span></text:p>
              </text:list-item>
            </text:list>
          </draw:text-box>
        </draw:frame>
        <presentation:notes draw:style-name="dp2">
          <draw:page-thumbnail draw:style-name="gr1" draw:layer="layout" svg:width="14.848cm" svg:height="11.136cm" svg:x="3.075cm" svg:y="2.257cm" draw:page-number="11" presentation:class="page"/>
          <draw:frame presentation:style-name="pr4" draw:text-style-name="P2" draw:layer="layout" svg:width="16.799cm" svg:height="13.114cm" svg:x="2.1cm" svg:y="14.107cm" presentation:class="notes" presentation:placeholder="true">
            <draw:text-box/>
          </draw:frame>
        </presentation:notes>
      </draw:page>
      <draw:page draw:name="page12"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presentation:user-transformed="true">
          <draw:text-box>
            <text:p><text:span text:style-name="T2">Summary</text:span></text:p>
          </draw:text-box>
        </draw:frame>
        <draw:frame presentation:style-name="pr3" draw:text-style-name="P4" draw:layer="layout" svg:width="23cm" svg:height="11.097cm" svg:x="2.5cm" svg:y="4.99cm" presentation:class="outline" presentation:user-transformed="true">
          <draw:text-box>
            <text:list text:style-name="L2">
              <text:list-item>
                <text:p><text:span text:style-name="T3">This short section was really just to give you an idea of what you want to think about when developing a new perl program.</text:span></text:p>
              </text:list-item>
              <text:list-item>
                <text:p><text:span text:style-name="T3">There are plenty of further options, and other things you can do.</text:span></text:p>
              </text:list-item>
              <text:list-item>
                <text:p><text:span text:style-name="T3">Perls motto of 'There is more than one way to do it' is as applicable here, as when actually writing your code.</text:span></text:p>
              </text:list-item>
            </text:list>
          </draw:text-box>
        </draw:frame>
        <presentation:notes draw:style-name="dp2">
          <draw:page-thumbnail draw:style-name="gr1" draw:layer="layout" svg:width="14.848cm" svg:height="11.136cm" svg:x="3.075cm" svg:y="2.257cm" draw:page-number="12" presentation:class="page"/>
          <draw:frame presentation:style-name="pr4" draw:text-style-name="P2" draw:layer="layout" svg:width="16.799cm" svg:height="13.114cm" svg:x="2.1cm" svg:y="14.107cm" presentation:class="notes" presentation:placeholder="true">
            <draw:text-box/>
          </draw:frame>
        </presentation:notes>
      </draw:page>
      <draw:page draw:name="page13"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presentation:user-transformed="true">
          <draw:text-box>
            <text:p><text:span text:style-name="T2">Summary</text:span></text:p>
          </draw:text-box>
        </draw:frame>
        <draw:frame presentation:style-name="pr3" draw:text-style-name="P4" draw:layer="layout" svg:width="23cm" svg:height="10.75cm" svg:x="2.5cm" svg:y="4.99cm" presentation:class="outline" presentation:user-transformed="true">
          <draw:text-box>
            <text:list text:style-name="L2">
              <text:list-item>
                <text:p><text:span text:style-name="T3">Think about what you want to achieve first, you can solve almost all of your problems really sensibly.</text:span></text:p>
                <text:p><text:span text:style-name="T3"/></text:p>
              </text:list-item>
              <text:list-item>
                <text:p><text:span text:style-name="T3">What will help you focus more on that though are tests, and that is what we shall now look at.</text:span></text:p>
              </text:list-item>
            </text:list>
          </draw:text-box>
        </draw:frame>
        <presentation:notes draw:style-name="dp2">
          <draw:page-thumbnail draw:style-name="gr1" draw:layer="layout" svg:width="14.848cm" svg:height="11.136cm" svg:x="3.075cm" svg:y="2.257cm" draw:page-number="13" presentation:class="page"/>
          <draw:frame presentation:style-name="pr4" draw:text-style-name="P2"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fill-image draw:name="paper4" xlink:href="Pictures/100000000000032000000258931F8343.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paper-background" style:family="presentation">
      <style:graphic-properties draw:stroke="none" draw:fill="bitmap" draw:fill-image-name="paper4" style:repeat="stretch"/>
    </style:style>
    <style:style style:name="lyt-paper-backgroundobjects" style:family="presentation">
      <style:graphic-properties draw:shadow="hidden" draw:shadow-offset-x="0.3cm" draw:shadow-offset-y="0.3cm" draw:shadow-color="#808080"/>
    </style:style>
    <style:style style:name="lyt-paper-notes" style:family="presentation">
      <style:graphic-properties draw:stroke="none" draw:fill="none">
        <text:list-style style:name="lyt-pap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paper-outline1" style:family="presentation">
      <style:graphic-properties draw:stroke="none" draw:fill="none">
        <text:list-style style:name="lyt-paper-outline1">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outline2" style:family="presentation" style:parent-style-name="lyt-paper-outline1">
      <style:paragraph-properties fo:margin-left="2.4cm" fo:margin-right="0cm" fo:margin-top="0cm" fo:margin-bottom="0.4cm" fo:text-indent="-0.8cm"/>
      <style:text-properties fo:font-size="28pt" style:font-size-asian="28pt" style:font-size-complex="28pt"/>
    </style:style>
    <style:style style:name="lyt-paper-outline3" style:family="presentation" style:parent-style-name="lyt-paper-outline2">
      <style:paragraph-properties fo:margin-left="3.6cm" fo:margin-right="0cm" fo:margin-top="0cm" fo:margin-bottom="0.3cm" fo:text-indent="-0.6cm"/>
      <style:text-properties fo:font-size="24pt" style:font-size-asian="24pt" style:font-size-complex="24pt"/>
    </style:style>
    <style:style style:name="lyt-paper-outline4" style:family="presentation" style:parent-style-name="lyt-paper-outline3">
      <style:paragraph-properties fo:margin-left="4.8cm" fo:margin-right="0cm" fo:margin-top="0cm" fo:margin-bottom="0.2cm" fo:text-indent="-0.6cm"/>
      <style:text-properties fo:font-size="20pt" style:font-size-asian="20pt" style:font-size-complex="20pt"/>
    </style:style>
    <style:style style:name="lyt-paper-outline5" style:family="presentation" style:parent-style-name="lyt-paper-outline4">
      <style:paragraph-properties fo:margin-left="6cm" fo:margin-right="0cm" fo:margin-top="0cm" fo:margin-bottom="0.1cm" fo:text-indent="-0.6cm"/>
      <style:text-properties fo:font-size="20pt" style:font-size-asian="20pt" style:font-size-complex="20pt"/>
    </style:style>
    <style:style style:name="lyt-paper-outline6" style:family="presentation" style:parent-style-name="lyt-paper-outline5">
      <style:paragraph-properties fo:margin-left="7.2cm" fo:margin-right="0cm" fo:margin-top="0cm" fo:margin-bottom="0.1cm" fo:text-indent="-0.6cm"/>
      <style:text-properties fo:font-size="20pt" style:font-size-asian="20pt" style:font-size-complex="20pt"/>
    </style:style>
    <style:style style:name="lyt-paper-outline7" style:family="presentation" style:parent-style-name="lyt-paper-outline6">
      <style:paragraph-properties fo:margin-left="8.4cm" fo:margin-right="0cm" fo:margin-top="0cm" fo:margin-bottom="0.1cm" fo:text-indent="-0.6cm"/>
      <style:text-properties fo:font-size="20pt" style:font-size-asian="20pt" style:font-size-complex="20pt"/>
    </style:style>
    <style:style style:name="lyt-paper-outline8" style:family="presentation" style:parent-style-name="lyt-paper-outline7">
      <style:paragraph-properties fo:margin-left="9.6cm" fo:margin-right="0cm" fo:margin-top="0cm" fo:margin-bottom="0.1cm" fo:text-indent="-0.6cm"/>
      <style:text-properties fo:font-size="20pt" style:font-size-asian="20pt" style:font-size-complex="20pt"/>
    </style:style>
    <style:style style:name="lyt-paper-outline9" style:family="presentation" style:parent-style-name="lyt-paper-outline8">
      <style:paragraph-properties fo:margin-left="10.8cm" fo:margin-right="0cm" fo:margin-top="0cm" fo:margin-bottom="0.1cm" fo:text-indent="-0.6cm"/>
      <style:text-properties fo:font-size="20pt" style:font-size-asian="20pt" style:font-size-complex="20pt"/>
    </style:style>
    <style:style style:name="lyt-paper-subtitle" style:family="presentation">
      <style:graphic-properties draw:stroke="none" draw:fill="none" draw:textarea-vertical-align="middle">
        <text:list-style style:name="lyt-pap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title" style:family="presentation">
      <style:graphic-properties draw:stroke="none" draw:fill="none" draw:textarea-vertical-align="middle">
        <text:list-style style:name="lyt-pap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paper4"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paper-backgroundobjects">
      <style:graphic-properties draw:stroke="none" draw:fill="none" draw:fill-color="#ffffff" draw:auto-grow-height="false" fo:min-height="1.449cm"/>
    </style:style>
    <style:style style:name="Mpr5" style:family="presentation" style:parent-style-name="lyt-paper-backgroundobjects">
      <style:graphic-properties draw:stroke="none" draw:fill="none" draw:fill-color="#ffffff" draw:auto-grow-height="false" fo:min-height="1.485cm"/>
    </style:style>
    <style:style style:name="Mpr6" style:family="presentation" style:parent-style-name="lyt-pap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lyt-paper" style:page-layout-name="PM1" draw:style-name="Mdp2">
      <draw:frame presentation:style-name="lyt-paper-title" draw:layer="backgroundobjects" svg:width="24cm" svg:height="3.506cm" svg:x="2cm" svg:y="1.637cm" presentation:class="title" presentation:placeholder="true">
        <draw:text-box/>
      </draw:frame>
      <draw:frame presentation:style-name="lyt-paper-outline1" draw:layer="backgroundobjects" svg:width="23cm" svg:height="11cm" svg:x="2.5cm" svg:y="5.7cm" presentation:class="outline" presentation:placeholder="true">
        <draw:text-box/>
      </draw:frame>
      <draw:frame presentation:style-name="Mpr4" draw:text-style-name="MP4" draw:layer="backgroundobjects" svg:width="6.523cm" svg:height="1.448cm" svg:x="2.2cm" svg:y="17.831cm" presentation:class="date-time">
        <draw:text-box>
          <text:p text:style-name="MP4"><text:span text:style-name="MT1"><presentation:date-time/></text:span></text:p>
        </draw:text-box>
      </draw:frame>
      <draw:frame presentation:style-name="Mpr4" draw:text-style-name="MP5" draw:layer="backgroundobjects" svg:width="8.875cm" svg:height="1.448cm" svg:x="9.676cm" svg:y="17.831cm" presentation:class="footer">
        <draw:text-box>
          <text:p text:style-name="MP5"><text:span text:style-name="MT1"><presentation:footer/></text:span></text:p>
        </draw:text-box>
      </draw:frame>
      <draw:frame presentation:style-name="Mpr4" draw:text-style-name="MP6" draw:layer="backgroundobjects" svg:width="6.523cm" svg:height="1.448cm" svg:x="19.476cm" svg:y="17.831cm" presentation:class="page-number">
        <draw:text-box>
          <text:p text:style-name="MP6"><text:span text:style-name="MT1"><text:page-number>&lt;number&gt;</text:page-number></text:span></text:p>
        </draw:text-box>
      </draw:frame>
      <presentation:notes style:page-layout-name="PM2">
        <draw:page-thumbnail presentation:style-name="lyt-paper-title" draw:layer="backgroundobjects" svg:width="14.848cm" svg:height="11.136cm" svg:x="3.075cm" svg:y="2.257cm" presentation:class="page"/>
        <draw:frame presentation:style-name="lyt-paper-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Andy Brown</meta:initial-creator>
    <meta:creation-date>2011-04-27T15:42:44</meta:creation-date>
    <meta:editing-duration>PT00H24M46S</meta:editing-duration>
    <meta:editing-cycles>9</meta:editing-cycles>
    <dc:date>2011-04-27T16:07:28</dc:date>
    <dc:creator>Andy Brown</dc:creator>
    <meta:generator>OpenOffice.org/3.2$Unix OpenOffice.org_project/320m12$Build-9483</meta:generator>
    <meta:document-statistic meta:object-count="83"/>
  </office:meta>
</office:document-meta>
</file>